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5bf" officeooo:paragraph-rsid="000155bf"/>
    </style:style>
    <style:style style:name="P2" style:family="paragraph" style:parent-style-name="Standard">
      <style:text-properties officeooo:rsid="000155bf" officeooo:paragraph-rsid="000471e1"/>
    </style:style>
    <style:style style:name="P3" style:family="paragraph" style:parent-style-name="Standard">
      <style:text-properties officeooo:rsid="00019491" officeooo:paragraph-rsid="00019491"/>
    </style:style>
    <style:style style:name="P4" style:family="paragraph" style:parent-style-name="Standard">
      <style:text-properties officeooo:paragraph-rsid="00019491"/>
    </style:style>
    <style:style style:name="P5" style:family="paragraph" style:parent-style-name="Standard">
      <style:text-properties style:font-name="Liberation Serif" fo:font-size="12pt" officeooo:rsid="00019491" officeooo:paragraph-rsid="00019491" style:font-size-asian="12pt" style:font-size-complex="12pt"/>
    </style:style>
    <style:style style:name="T1" style:family="text">
      <style:text-properties officeooo:rsid="00019491"/>
    </style:style>
    <style:style style:name="T2" style:family="text">
      <style:text-properties fo:color="#0000ff"/>
    </style:style>
    <style:style style:name="T3" style:family="text">
      <style:text-properties fo:color="#000000"/>
    </style:style>
    <style:style style:name="T4" style:family="text">
      <style:text-properties fo:color="#000000" officeooo:rsid="0002e729"/>
    </style:style>
    <style:style style:name="T5" style:family="text">
      <style:text-properties officeooo:rsid="0002e7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ía de Estudio: Sobrecarga de Métodos </text:p>
      <text:p text:style-name="P2">1. ¿La sobrecarga se resuelve en tiempo de ejecución o en tiempo de compilación?</text:p>
      <text:p text:style-name="P2">2. ¿Los métodos estáticos pueden ser sobrecargados?</text:p>
      <text:p text:style-name="P2">3. ¿Se puede sobrecargar un método basados en un tipo de retorno diferente?</text:p>
      <text:p text:style-name="P2">4. ¿Se tiene en cuenta el nombre de los parámetros para la sobrecarga?</text:p>
      <text:p text:style-name="P2">5. ¿Qué técnica es una alternativa a la sobrecarga de métodos en los lenguajes que no la soportan?</text:p>
      <text:p text:style-name="P2">6. ¿Qué debe cambiar para que la sobrecarga de un método sea válida?</text:p>
      <text:p text:style-name="P2">7. Si tenemos diferentes versiones de un mismo método, ¿cómo evitamos repetir código?</text:p>
      <text:p text:style-name="P2">8. ¿Los métodos pueden tener el mismo nombre que otros elementos de una misma clase? (atributos, propiedades, etc).</text:p>
      <text:p text:style-name="P2">9. Repasar los ejercicios en la PPT “04-Sobrecarga.pptx”.</text:p>
      <text:p text:style-name="P2">10.Para después de las clases de polimorfismo: ¿Cuál es la diferencia entre sobrecargar (overload) y sobrescribir (override)? </text:p>
      <text:p text:style-name="P2">11. ¿Se pueden sobrecargar los constructores estáticos?</text:p>
      <text:p text:style-name="P2">12. ¿Se puede llamar a un constructor estático con el operador “this”?</text:p>
      <text:p text:style-name="P2">13.¿Se puede llamar a constructores de otras clases con el operador “this”? </text:p>
      <text:p text:style-name="P2">14. ¿Se puede sobrecargar a un constructor privado?</text:p>
      <text:p text:style-name="P2">15. ¿Existe alguna alternativa al operador “this” a la hora de evitar repetir código o tareas en común entre los constructores? ¿Cuál?</text:p>
      <text:p text:style-name="P2">16.Indique tres ejemplos distintos de sobrecargas para el constructor de la clase Persona sin repetir el criterio utilizado (ej. Cambiar el número de parámetros sólo se puede usar una vez): public Persona (string nombre, string apellido, int edad) {} </text:p>
      <text:p text:style-name="P2"/>
      <text:p text:style-name="P1"/>
      <text:p text:style-name="P1">1- la sobrecarga se resuelve en tiempo de compilacion</text:p>
      <text:p text:style-name="P1">2-</text:p>
      <text:p text:style-name="P3">3-se puede sobrecargar, no afecta la firma del metodo el tipo de retorno del metodo</text:p>
      <text:p text:style-name="P4"><text:span text:style-name="T1">4-si, el compilador C# distingue metodos sobrecargados comparando las listas de los parametros</text:span></text:p>
      <text:p text:style-name="P3">5-<text:span text:style-name="T5">Al igual que los metodos, los constructores tambien se pueden sobrecargar, las normas para hacerlo son las mismas. Se suele hacer cuando se quiere dar la posibiladad de instanciar objetos de formas diferentes.</text:span></text:p>
      <text:p text:style-name="P4"><text:span text:style-name="T1">6-Los <text:s/>metodos se sobrecargan cambiando el numero, el tipo y el orden de los parametros(se cambia la firma del metodo)</text:span></text:p>
      <text:p text:style-name="P5">7-<text:span text:style-name="T2">public </text:span><text:span text:style-name="T3">Sobrecarga(</text:span><text:span text:style-name="T2">int </text:span><text:span text:style-name="T3">n, </text:span><text:span text:style-name="T2">int </text:span><text:span text:style-name="T3">x) : </text:span><text:span text:style-name="T2">this </text:span><text:span text:style-name="T3">(n)</text:span></text:p>
      <text:p text:style-name="P5"><text:span text:style-name="T3">8-Los metodos no pueden tener el mismo nombre que otros elementos en una misma clase, </text:span><text:span text:style-name="T4">sin embargo , dos o mas metodos en una clase si pueden compartir el mismo nombre.</text:span></text:p>
      <text:p text:style-name="P5"><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09-18T12:07:01.605000000</dc:date>
    <meta:editing-duration>PT7M8S</meta:editing-duration>
    <meta:editing-cycles>2</meta:editing-cycles>
    <meta:document-statistic meta:table-count="0" meta:image-count="0" meta:object-count="0" meta:page-count="1" meta:paragraph-count="25" meta:word-count="370" meta:character-count="2273" meta:non-whitespace-character-count="1923"/>
  </office:meta>
</office:document-meta>
</file>